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paragraph-rsid="00190baf"/>
    </style:style>
    <style:style style:name="P2" style:family="paragraph" style:parent-style-name="Text_20_body" style:list-style-name="L23">
      <style:paragraph-properties fo:text-align="start" style:justify-single-word="false"/>
      <style:text-properties officeooo:paragraph-rsid="00190baf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4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5" style:family="paragraph" style:parent-style-name="Text_20_body" style:list-style-name="L2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6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7" style:family="paragraph" style:parent-style-name="Text_20_body" style:list-style-name="L4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8" style:family="paragraph" style:parent-style-name="Text_20_body" style:list-style-name="L5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9" style:family="paragraph" style:parent-style-name="Text_20_body" style:list-style-name="L7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0" style:family="paragraph" style:parent-style-name="Text_20_body" style:list-style-name="L8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1" style:family="paragraph" style:parent-style-name="Text_20_body" style:list-style-name="L9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2" style:family="paragraph" style:parent-style-name="Text_20_body" style:list-style-name="L10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3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4" style:family="paragraph" style:parent-style-name="Text_20_body" style:list-style-name="L12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5" style:family="paragraph" style:parent-style-name="Text_20_body" style:list-style-name="L13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6" style:family="paragraph" style:parent-style-name="Text_20_body" style:list-style-name="L14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7" style:family="paragraph" style:parent-style-name="Text_20_body" style:list-style-name="L15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8" style:family="paragraph" style:parent-style-name="Text_20_body" style:list-style-name="L16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19" style:family="paragraph" style:parent-style-name="Text_20_body" style:list-style-name="L17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20" style:family="paragraph" style:parent-style-name="Text_20_body" style:list-style-name="L18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21" style:family="paragraph" style:parent-style-name="Text_20_body" style:list-style-name="L19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22" style:family="paragraph" style:parent-style-name="Text_20_body" style:list-style-name="L20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23" style:family="paragraph" style:parent-style-name="Text_20_body" style:list-style-name="L21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P24" style:family="paragraph" style:parent-style-name="Text_20_body" style:list-style-name="L22">
      <style:paragraph-properties fo:margin-top="0in" fo:margin-bottom="0in" loext:contextual-spacing="false" fo:text-align="start" style:justify-single-word="false"/>
      <style:text-properties officeooo:paragraph-rsid="00190baf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1561917" text:style-name="L1">
        <text:list-item>
          <text:p text:style-name="P4"><text:span text:style-name="T1">Module Home:</text:span> </text:p>
        </text:list-item>
      </text:list>
      <text:list xml:id="list2219438766" text:style-name="L2">
        <text:list-item>
          <text:list>
            <text:list-item>
              <text:p text:style-name="P5">On the top left home page, the Open Items Panel now contains a small Weather icon .</text:p>
            </text:list-item>
          </text:list>
        </text:list-item>
      </text:list>
      <text:list xml:id="list91724094391403" text:continue-list="list2881561917" text:style-name="L1">
        <text:list-item>
          <text:p text:style-name="P4"><text:span text:style-name="T1">Ticket module: </text:span></text:p>
        </text:list-item>
      </text:list>
      <text:list xml:id="list1546614757" text:style-name="L3">
        <text:list-item>
          <text:list>
            <text:list-item>
              <text:p text:style-name="P6">This module makes it possible to create a ticket for the technical support (as on Zendesk or Mantis for example). You can now request live support on Dolibarr and manage all your tickets on the same platform <text:span text:style-name="T1">directly.</text:span></text:p>
            </text:list-item>
          </text:list>
        </text:list-item>
      </text:list>
      <text:list xml:id="list91723234267659" text:continue-list="list91724094391403" text:style-name="L1">
        <text:list-item>
          <text:p text:style-name="P4"><text:span text:style-name="T1">Email Collector Module: </text:span></text:p>
        </text:list-item>
      </text:list>
      <text:list xml:id="list1807003832" text:style-name="L4">
        <text:list-item>
          <text:list>
            <text:list-item>
              <text:p text:style-name="P7">This module allows to create actions (events, opportunity or ticket) from an email address.</text:p>
            </text:list-item>
          </text:list>
        </text:list-item>
      </text:list>
      <text:list xml:id="list91722725038807" text:continue-list="list91723234267659" text:style-name="L1">
        <text:list-item>
          <text:p text:style-name="P4"><text:span text:style-name="T1">TakePOS: </text:span></text:p>
        </text:list-item>
      </text:list>
      <text:list xml:id="list1442027674" text:style-name="L5">
        <text:list-item>
          <text:list>
            <text:list-item>
              <text:p text:style-name="P8">The new version of TakePOS the cash register software connected to Dolibarr is out.</text:p>
            </text:list-item>
          </text:list>
        </text:list-item>
      </text:list>
      <text:list xml:id="list91724068888002" text:continue-list="list91722725038807" text:style-name="L1">
        <text:list-item>
          <text:p text:style-name="P4"><text:span text:style-name="T1">Advanced Accounting Module:</text:span> </text:p>
        </text:list-item>
      </text:list>
      <text:list xml:id="list1566645831" text:style-name="L7">
        <text:list-item>
          <text:list>
            <text:list-item>
              <text:p text:style-name="P9">This module allows for advanced accounting management (double part) . It has evolved a lot: translations have been updated.</text:p>
            </text:list-item>
          </text:list>
        </text:list-item>
      </text:list>
      <text:list xml:id="list91722845888891" text:continue-list="list91724068888002" text:style-name="L1">
        <text:list-item>
          <text:p text:style-name="P4"><text:span text:style-name="T1">Event module Agenda: </text:span></text:p>
        </text:list-item>
      </text:list>
      <text:list xml:id="list2409516223" text:style-name="L8">
        <text:list-item>
          <text:list>
            <text:list-item>
              <text:p text:style-name="P10">You can now add the description of the event in the list of available columns with the full text overlay. The goal: to have more information at a glance!</text:p>
            </text:list-item>
          </text:list>
        </text:list-item>
      </text:list>
      <text:list xml:id="list91724089441757" text:continue-list="list91722845888891" text:style-name="L1">
        <text:list-item>
          <text:p text:style-name="P4"><text:span text:style-name="T1">Module Documents: </text:span></text:p>
        </text:list-item>
      </text:list>
      <text:list xml:id="list1992677183" text:style-name="L9">
        <text:list-item>
          <text:list>
            <text:list-item>
              <text:p text:style-name="P11">The "C Accounts Bank" folder is now in the automatic tree of the document module.</text:p>
            </text:list-item>
          </text:list>
        </text:list-item>
      </text:list>
      <text:list xml:id="list91723959653836" text:continue-list="list91724089441757" text:style-name="L1">
        <text:list-item>
          <text:p text:style-name="P4"><text:span text:style-name="T1">Stock Module: </text:span></text:p>
        </text:list-item>
      </text:list>
      <text:list xml:id="list436732605" text:style-name="L10">
        <text:list-item>
          <text:list>
            <text:list-item>
              <text:p text:style-name="P12">You now have the possibility to assign a default warehouse to a user</text:p>
            </text:list-item>
          </text:list>
        </text:list-item>
      </text:list>
      <text:list xml:id="list91723444496120" text:continue-list="list91723959653836" text:style-name="L1">
        <text:list-item>
          <text:p text:style-name="P4"><text:span text:style-name="T1">Adherent module:</text:span></text:p>
        </text:list-item>
      </text:list>
      <text:list xml:id="list42923506" text:style-name="L11">
        <text:list-item>
          <text:list>
            <text:list-item>
              <text:p text:style-name="P13">You can now add the gender of the person: "man" or "woman" on the card of a new member.</text:p>
            </text:list-item>
          </text:list>
        </text:list-item>
      </text:list>
      <text:list xml:id="list91722789884645" text:continue-list="list91723444496120" text:style-name="L1">
        <text:list-item>
          <text:p text:style-name="P4"><text:span text:style-name="T1">Product Import-Module:</text:span></text:p>
        </text:list-item>
      </text:list>
      <text:list xml:id="list3300271309" text:style-name="L12">
        <text:list-item>
          <text:list>
            <text:list-item>
              <text:p text:style-name="P14">You can now import and update in bulk the intra-community accounting codes as well as the export sales.</text:p>
            </text:list-item>
          </text:list>
        </text:list-item>
      </text:list>
      <text:list xml:id="list91723481527812" text:continue-list="list91722789884645" text:style-name="L1">
        <text:list-item>
          <text:p text:style-name="P4"><text:span text:style-name="T1">Product / Service Module:</text:span></text:p>
        </text:list-item>
      </text:list>
      <text:list xml:id="list530204041" text:style-name="L13">
        <text:list-item>
          <text:list>
            <text:list-item>
              <text:p text:style-name="P15">The modification date has been added to the purchase price list. You can update the vendor product reference in the purchase price.</text:p>
            </text:list-item>
          </text:list>
        </text:list-item>
      </text:list>
      <text:list xml:id="list91723296766678" text:continue-list="list91723481527812" text:style-name="L1">
        <text:list-item>
          <text:p text:style-name="P4"><text:span text:style-name="T1">Billing / Payment Module :</text:span></text:p>
        </text:list-item>
      </text:list>
      <text:list xml:id="list3427295249" text:style-name="L14">
        <text:list-item>
          <text:list>
            <text:list-item>
              <text:p text:style-name="P16">The "total" line has been added to the supplier and customer invoice settlements list.</text:p>
            </text:list-item>
          </text:list>
        </text:list-item>
      </text:list>
      <text:list xml:id="list91722277592923" text:continue-list="list91723296766678" text:style-name="L1">
        <text:list-item>
          <text:p text:style-name="P4"><text:span text:style-name="T1">Social Network Module: </text:span></text:p>
        </text:list-item>
      </text:list>
      <text:list xml:id="list3478179747" text:style-name="L15">
        <text:list-item>
          <text:list>
            <text:list-item>
              <text:p text:style-name="P17">enable the Linkedin features in the Social Network module control panel.</text:p>
            </text:list-item>
          </text:list>
        </text:list-item>
      </text:list>
      <text:list xml:id="list91723748029531" text:continue-list="list91722277592923" text:style-name="L1">
        <text:list-item>
          <text:p text:style-name="P4"><text:span text:style-name="T1">Customer Invoice Module:</text:span></text:p>
        </text:list-item>
      </text:list>
      <text:list xml:id="list1457025808" text:style-name="L16">
        <text:list-item>
          <text:list>
            <text:list-item>
              <text:p text:style-name="P18">The Payment Terms have been added to the list of customer invoices.</text:p>
            </text:list-item>
          </text:list>
        </text:list-item>
      </text:list>
      <text:list xml:id="list91723914478253" text:continue-list="list91723748029531" text:style-name="L1">
        <text:list-item>
          <text:p text:style-name="P4"><text:span text:style-name="T1">Module Expense Note:</text:span></text:p>
        </text:list-item>
      </text:list>
      <text:list xml:id="list1622807887" text:style-name="L17">
        <text:list-item>
          <text:list>
            <text:list-item>
              <text:p text:style-name="P19">The "Now" button has been added to indicate the start and end date on the creation of a new expense report.</text:p>
            </text:list-item>
          </text:list>
        </text:list-item>
      </text:list>
      <text:list xml:id="list91722482097171" text:continue-list="list91723914478253" text:style-name="L1">
        <text:list-item>
          <text:p text:style-name="P4"><text:span text:style-name="T1">Payment Billing Module:</text:span></text:p>
        </text:list-item>
      </text:list>
      <text:list xml:id="list2118766986" text:style-name="L18">
        <text:list-item>
          <text:list>
            <text:list-item>
              <text:p text:style-name="P20">A date field has been added when cloning an invoice. You can also filter by period the tax or social charges. </text:p>
            </text:list-item>
          </text:list>
        </text:list-item>
      </text:list>
      <text:list xml:id="list91723229812621" text:continue-list="list91722482097171" text:style-name="L1">
        <text:list-item>
          <text:p text:style-name="P4"><text:span text:style-name="T1">Calendar module:</text:span></text:p>
        </text:list-item>
      </text:list>
      <text:list xml:id="list3638926553" text:style-name="L19">
        <text:list-item>
          <text:list>
            <text:list-item>
              <text:p text:style-name="P21"><text:soft-page-break/>An event is automatically created in the calendar when receiving an order</text:p>
            </text:list-item>
          </text:list>
        </text:list-item>
      </text:list>
      <text:list xml:id="list91724255110740" text:continue-list="list91723229812621" text:style-name="L1">
        <text:list-item>
          <text:p text:style-name="P4"><text:span text:style-name="T1">Supplier Control Module:</text:span></text:p>
        </text:list-item>
      </text:list>
      <text:list xml:id="list1119915501" text:style-name="L20">
        <text:list-item>
          <text:list>
            <text:list-item>
              <text:p text:style-name="P22">You have the option to edit the provider on a draft supplier order.</text:p>
            </text:list-item>
          </text:list>
        </text:list-item>
      </text:list>
      <text:list xml:id="list91722163925752" text:continue-list="list91724255110740" text:style-name="L1">
        <text:list-item>
          <text:p text:style-name="P4"><text:span text:style-name="T1">Project Module:</text:span></text:p>
        </text:list-item>
      </text:list>
      <text:list xml:id="list1568727292" text:style-name="L21">
        <text:list-item>
          <text:list>
            <text:list-item>
              <text:p text:style-name="P23">On a project in consumed times, you can now create an invoice from the past time entered on the tasks of a project.</text:p>
            </text:list-item>
          </text:list>
        </text:list-item>
      </text:list>
      <text:list xml:id="list91723347086896" text:continue-list="list91722163925752" text:style-name="L1">
        <text:list-item>
          <text:p text:style-name="P4"><text:span text:style-name="T1">Third-Party Module:</text:span></text:p>
        </text:list-item>
      </text:list>
      <text:list xml:id="list793596731" text:style-name="L22">
        <text:list-item>
          <text:list>
            <text:list-item>
              <text:p text:style-name="P24">You can now view and filter the parent company column in the list of third parties.</text:p>
            </text:list-item>
          </text:list>
        </text:list-item>
      </text:list>
      <text:list xml:id="list91723575828220" text:continue-list="list91723347086896" text:style-name="L1">
        <text:list-item>
          <text:p text:style-name="P1"><text:span text:style-name="T1">Commercial Module:</text:span></text:p>
        </text:list-item>
      </text:list>
      <text:list xml:id="list180512218" text:style-name="L23">
        <text:list-item>
          <text:list>
            <text:list-item>
              <text:p text:style-name="P2">On a business proposal or order, a new button that allows you to import rows of linked objects has been added. </text:p>
            </text:list-item>
          </text:list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8:25:16.407030657</meta:creation-date>
    <dc:date>2019-10-25T09:17:22.109762630</dc:date>
    <meta:editing-duration>PT41M55S</meta:editing-duration>
    <meta:editing-cycles>1</meta:editing-cycles>
    <meta:document-statistic meta:table-count="0" meta:image-count="0" meta:object-count="0" meta:page-count="2" meta:paragraph-count="42" meta:word-count="478" meta:character-count="2599" meta:non-whitespace-character-count="2194"/>
    <meta:generator>LibreOffice/6.2.7.1$Linux_X86_64 LibreOffice_project/20$Build-1</meta:generator>
  </office:meta>
</office:document-meta>
</file>